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Math TeX Gyre" svg:font-family="'DejaVu Math TeX Gyr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8" style:family="table">
      <style:table-properties style:width="7.276cm" fo:margin-left="1.365cm" fo:margin-right="9.402cm" table:align="margins" style:writing-mode="lr-tb"/>
    </style:style>
    <style:style style:name="Tabla8.A" style:family="table-column">
      <style:table-column-properties style:column-width="5.934cm" style:rel-column-width="53439*"/>
    </style:style>
    <style:style style:name="Tabla8.B" style:family="table-column">
      <style:table-column-properties style:column-width="1.342cm" style:rel-column-width="12096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 style:data-style-name="N0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8.A3" style:family="table-cell">
      <style:table-cell-properties fo:padding="0.097cm" fo:border-left="0.05pt solid #000000" fo:border-right="none" fo:border-top="none" fo:border-bottom="0.05pt solid #000000"/>
    </style:style>
    <style:style style:name="Tab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Courier New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style:font-name="DejaVu Sans Mono" fo:font-size="10pt" style:font-size-asian="10pt" style:font-size-complex="10pt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fo:font-style="italic" officeooo:rsid="0012ff7b" officeooo:paragraph-rsid="0012ff7b" style:font-style-asian="italic" style:font-style-complex="italic"/>
    </style:style>
    <style:style style:name="P5" style:family="paragraph" style:parent-style-name="Standard">
      <style:text-properties fo:font-style="italic" fo:font-weight="bold" officeooo:rsid="0016372c" officeooo:paragraph-rsid="0016372c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fo:font-weight="bold" officeooo:rsid="0029a6fc" officeooo:paragraph-rsid="0029a6fc" style:font-style-asian="italic" style:font-weight-asian="bold" style:font-style-complex="italic" style:font-weight-complex="bold"/>
    </style:style>
    <style:style style:name="P7" style:family="paragraph" style:parent-style-name="Standard">
      <style:text-properties fo:color="#0000ff"/>
    </style:style>
    <style:style style:name="P8" style:family="paragraph" style:parent-style-name="Standard">
      <style:text-properties fo:color="#0000ff" fo:font-style="italic" style:font-style-asian="italic" style:font-style-complex="italic"/>
    </style:style>
    <style:style style:name="P9" style:family="paragraph" style:parent-style-name="Standard">
      <style:text-properties fo:color="#0000ff" fo:font-size="16pt" style:font-size-asian="16pt" style:font-size-complex="16pt"/>
    </style:style>
    <style:style style:name="P10" style:family="paragraph" style:parent-style-name="Standard">
      <style:text-properties fo:color="#0000ff" fo:font-size="16pt" officeooo:paragraph-rsid="0025fd8f" style:font-size-asian="16pt" style:font-size-complex="16pt"/>
    </style:style>
    <style:style style:name="P11" style:family="paragraph" style:parent-style-name="Standard">
      <style:text-properties officeooo:paragraph-rsid="0018fcee"/>
    </style:style>
    <style:style style:name="P12" style:family="paragraph" style:parent-style-name="Standard">
      <style:paragraph-properties fo:margin-left="1.249cm" fo:margin-right="0cm" fo:text-indent="0cm" style:auto-text-indent="false"/>
    </style:style>
    <style:style style:name="P13" style:family="paragraph" style:parent-style-name="Standard">
      <style:paragraph-properties fo:margin-left="1.249cm" fo:margin-right="0cm" fo:text-indent="0cm" style:auto-text-indent="false"/>
      <style:text-properties style:font-name="DejaVu Sans Mono" fo:font-size="10pt" style:font-size-asian="10pt" style:font-size-complex="10pt"/>
    </style:style>
    <style:style style:name="P14" style:family="paragraph" style:parent-style-name="Standard">
      <style:paragraph-properties fo:margin-left="1.249cm" fo:margin-right="0cm" fo:text-indent="0cm" style:auto-text-indent="false"/>
      <style:text-properties style:font-name="DejaVu Sans Mono" fo:font-size="10pt" officeooo:rsid="002420aa" officeooo:paragraph-rsid="002420aa" style:font-size-asian="10pt" style:font-size-complex="10pt"/>
    </style:style>
    <style:style style:name="P15" style:family="paragraph" style:parent-style-name="Standard">
      <style:paragraph-properties fo:margin-left="1.249cm" fo:margin-right="0cm" fo:text-indent="0cm" style:auto-text-indent="false"/>
      <style:text-properties fo:color="#0000ff"/>
    </style:style>
    <style:style style:name="P16" style:family="paragraph" style:parent-style-name="Standard">
      <style:paragraph-properties fo:margin-left="1.249cm" fo:margin-right="0cm" fo:text-align="start" style:justify-single-word="false" fo:text-indent="0cm" style:auto-text-indent="false"/>
      <style:text-properties fo:color="#0000ff" style:font-name="DejaVu Sans Mono" fo:font-size="10pt" style:font-size-asian="10pt" style:font-size-complex="10pt"/>
    </style:style>
    <style:style style:name="P17" style:family="paragraph" style:parent-style-name="Standard">
      <style:paragraph-properties fo:margin-left="1.249cm" fo:margin-right="0cm" fo:text-indent="0cm" style:auto-text-indent="false"/>
      <style:text-properties fo:color="#0000ff" officeooo:rsid="0025fd8f" officeooo:paragraph-rsid="0025fd8f"/>
    </style:style>
    <style:style style:name="P18" style:family="paragraph" style:parent-style-name="Standard">
      <style:paragraph-properties fo:margin-left="1.249cm" fo:margin-right="0cm" fo:text-indent="0cm" style:auto-text-indent="false"/>
      <style:text-properties fo:color="#0000ff" fo:font-weight="bold" officeooo:rsid="0025fd8f" officeooo:paragraph-rsid="0025fd8f" style:font-weight-asian="bold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ff" style:font-name="DejaVu Sans Mono" fo:font-size="10pt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fo:color="#0000ff" fo:font-weight="bold" style:font-weight-asian="bold" style:font-weight-complex="bold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officeooo:rsid="00224d19" officeooo:paragraph-rsid="00224d19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fo:font-style="italic" officeooo:rsid="00224d19" officeooo:paragraph-rsid="00224d19" style:font-style-asian="italic" style:font-style-complex="italic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officeooo:paragraph-rsid="00224d19"/>
    </style:style>
    <style:style style:name="P24" style:family="paragraph" style:parent-style-name="Standard" style:list-style-name="L1">
      <style:paragraph-properties fo:text-align="center" style:justify-single-word="false"/>
      <style:text-properties style:font-name="Courier New" fo:font-size="16pt" fo:font-weight="bold" style:font-size-asian="16pt" style:font-weight-asian="bold" style:font-size-complex="16pt"/>
    </style:style>
    <style:style style:name="P25" style:family="paragraph" style:parent-style-name="Standard" style:list-style-name="L3"/>
    <style:style style:name="P26" style:family="paragraph" style:parent-style-name="Standard" style:list-style-name="L4"/>
    <style:style style:name="P27" style:family="paragraph" style:parent-style-name="Standard" style:list-style-name="L5">
      <style:paragraph-properties fo:text-align="justify" style:justify-single-word="false"/>
    </style:style>
    <style:style style:name="P28" style:family="paragraph" style:parent-style-name="Standard">
      <style:text-properties fo:font-style="italic" style:font-style-asian="italic" style:font-style-complex="italic"/>
    </style:style>
    <style:style style:name="P29" style:family="paragraph" style:parent-style-name="Standard" style:list-style-name="L2" style:master-page-name="">
      <style:paragraph-properties fo:margin-left="0cm" fo:margin-right="0cm" fo:text-indent="-0.6cm" style:auto-text-indent="false" style:page-number="auto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fo:font-style="italic" officeooo:rsid="00224d19" officeooo:paragraph-rsid="00224d19" style:font-style-asian="italic" style:font-style-complex="italic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fo:font-style="italic" officeooo:rsid="002b073d" officeooo:paragraph-rsid="002b073d" style:font-style-asian="italic" style:font-style-complex="italic"/>
    </style:style>
    <style:style style:name="P32" style:family="paragraph">
      <style:paragraph-properties fo:text-align="center"/>
    </style:style>
    <style:style style:name="P33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372c" style:font-weight-asian="bold" style:font-weight-complex="bold"/>
    </style:style>
    <style:style style:name="T3" style:family="text">
      <style:text-properties fo:font-weight="bold" officeooo:rsid="001bedc7" style:font-weight-asian="bold" style:font-weight-complex="bold"/>
    </style:style>
    <style:style style:name="T4" style:family="text">
      <style:text-properties fo:font-weight="bold" officeooo:rsid="001dd6df" style:font-weight-asian="bold" style:font-weight-complex="bold"/>
    </style:style>
    <style:style style:name="T5" style:family="text">
      <style:text-properties fo:font-weight="bold" officeooo:rsid="001f33f7" style:font-weight-asian="bold" style:font-weight-complex="bold"/>
    </style:style>
    <style:style style:name="T6" style:family="text">
      <style:text-properties fo:font-weight="bold" officeooo:rsid="0025fd8f" style:font-weight-asian="bold" style:font-weight-complex="bold"/>
    </style:style>
    <style:style style:name="T7" style:family="text">
      <style:text-properties fo:font-weight="bold" officeooo:rsid="0027ea70" style:font-weight-asian="bold" style:font-weight-complex="bold"/>
    </style:style>
    <style:style style:name="T8" style:family="text">
      <style:text-properties fo:font-weight="bold" officeooo:rsid="0029a6fc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b073d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1bedc7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29a6fc" style:font-style-asian="italic" style:font-weight-asian="bold" style:font-style-complex="italic" style:font-weight-complex="bold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7" style:family="text">
      <style:text-properties fo:font-style="normal" style:text-underline-style="solid" style:text-underline-width="auto" style:text-underline-color="font-color" officeooo:rsid="002b073d" style:font-style-asian="normal" style:font-style-complex="normal"/>
    </style:style>
    <style:style style:name="T18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style:text-underline-style="solid" style:text-underline-width="auto" style:text-underline-color="font-color" fo:font-weight="bold" officeooo:rsid="002b073d" style:font-style-asian="normal" style:font-weight-asian="bold" style:font-style-complex="normal" style:font-weight-complex="bold"/>
    </style:style>
    <style:style style:name="T20" style:family="text">
      <style:text-properties fo:color="#0000ff"/>
    </style:style>
    <style:style style:name="T21" style:family="text">
      <style:text-properties fo:color="#0000ff" fo:font-style="italic" style:font-style-asian="italic" style:font-style-complex="italic"/>
    </style:style>
    <style:style style:name="T22" style:family="text">
      <style:text-properties fo:color="#0000ff" fo:font-size="16pt" style:font-size-asian="16pt" style:font-size-complex="16pt"/>
    </style:style>
    <style:style style:name="T23" style:family="text">
      <style:text-properties officeooo:rsid="00113bcf"/>
    </style:style>
    <style:style style:name="T24" style:family="text">
      <style:text-properties officeooo:rsid="0012ff7b"/>
    </style:style>
    <style:style style:name="T25" style:family="text">
      <style:text-properties officeooo:rsid="0016372c"/>
    </style:style>
    <style:style style:name="T26" style:family="text">
      <style:text-properties officeooo:rsid="0017901e"/>
    </style:style>
    <style:style style:name="T27" style:family="text">
      <style:text-properties officeooo:rsid="001bedc7"/>
    </style:style>
    <style:style style:name="T28" style:family="text">
      <style:text-properties officeooo:rsid="001f33f7"/>
    </style:style>
    <style:style style:name="T29" style:family="text">
      <style:text-properties style:font-name="DejaVu Math TeX Gyre" fo:font-weight="bold" officeooo:rsid="001bedc7" style:font-weight-asian="bold" style:font-weight-complex="bold"/>
    </style:style>
    <style:style style:name="T30" style:family="text">
      <style:text-properties officeooo:rsid="00224d19"/>
    </style:style>
    <style:style style:name="T31" style:family="text">
      <style:text-properties style:font-name="Courier New" fo:font-weight="bold" style:font-weight-asian="bold" style:font-weight-complex="bold"/>
    </style:style>
    <style:style style:name="T32" style:family="text">
      <style:text-properties style:font-name="Courier New" fo:font-weight="bold" officeooo:rsid="001bedc7" style:font-weight-asian="bold" style:font-weight-complex="bold"/>
    </style:style>
    <style:style style:name="T33" style:family="text">
      <style:text-properties officeooo:rsid="0026d97c"/>
    </style:style>
    <style:style style:name="T34" style:family="text">
      <style:text-properties officeooo:rsid="0027ea70"/>
    </style:style>
    <style:style style:name="T35" style:family="text">
      <style:text-properties officeooo:rsid="0029a6fc"/>
    </style:style>
    <style:style style:name="T36" style:family="text">
      <style:text-properties officeooo:rsid="002b073d"/>
    </style:style>
    <style:style style:name="T37" style:family="text">
      <style:text-properties officeooo:rsid="002c5975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04918638" text:style-name="L1">
        <text:list-header>
          <text:p text:style-name="P24"/>
        </text:list-header>
      </text:list>
      <text:p text:style-name="Standard"><text:span text:style-name="T31"><text:tab/></text:span><text:span text:style-name="T32"><text:tab/></text:span><text:span text:style-name="T29">PROGRAMACIÓN EN ENTORNO SERVIDOR </text:span></text:p>
      <text:list xml:id="list1215582683" text:style-name="L2">
        <text:list-header>
          <text:p text:style-name="P29">Queremos realizar un proyecto web <text:s/>que controle el acceso a la base de datos de <text:span text:style-name="T1">etienda</text:span> realizamos las siguientes operaciones:</text:p>
        </text:list-header>
      </text:list>
      <text:p text:style-name="Standard"/>
      <text:list xml:id="list3472195545" text:style-name="L3">
        <text:list-item>
          <text:p text:style-name="P25">Creamos en nuestro servidor una base de datos llamada <text:span text:style-name="T1">etienda </text:span><text:span text:style-name="T9">con dos tablas con la siguiente estructura:</text:span></text:p>
        </text:list-item>
      </text:list>
      <text:p text:style-name="Standard"/>
      <text:p text:style-name="P13">CREATE TABLE IF NOT EXISTS `clientes` ( </text:p>
      <text:p text:style-name="P13"><text:s text:c="2"/>`cod_cliente` int(9) NOT NULL DEFAULT '0', </text:p>
      <text:p text:style-name="P13"><text:s text:c="2"/>`nombre` varchar(10) DEFAULT NULL, </text:p>
      <text:p text:style-name="P13"><text:s text:c="2"/>`clave` varchar(10) DEFAULT NULL, </text:p>
      <text:p text:style-name="P13"><text:s text:c="2"/>`veces` int(9) NOT NULL DEFAULT '0',</text:p>
      <text:p text:style-name="P13"><text:s text:c="2"/>PRIMARY KEY (`cod_cliente`) </text:p>
      <text:p text:style-name="P13">) ENGINE=InnoDB DEFAULT CHARSET=latin1; </text:p>
      <text:p text:style-name="P2"/>
      <text:p text:style-name="P13">CREATE TABLE IF NOT EXISTS `pedidos` ( </text:p>
      <text:p text:style-name="P13"><text:s text:c="2"/>`numped` int(9) NOT NULL DEFAULT '0', </text:p>
      <text:p text:style-name="P13"><text:s text:c="2"/>`cod_cliente` int (9) DEFAULT NULL, </text:p>
      <text:p text:style-name="P13"><text:s text:c="2"/>`producto` varchar(20) DEFAULT NULL, </text:p>
      <text:p text:style-name="P13"><text:s text:c="2"/>`precio` <text:s/>int(7) DEFAULT NULL,</text:p>
      <text:p text:style-name="P13"><text:s text:c="2"/>PRIMARY KEY (`numped`) </text:p>
      <text:p text:style-name="P13">) ENGINE=InnoDB DEFAULT CHARSET=latin1; </text:p>
      <text:p text:style-name="Standard"/>
      <text:list xml:id="list859300438" text:style-name="L4">
        <text:list-item>
          <text:p text:style-name="P26">Insertamos los siguientes valores en la tablas</text:p>
        </text:list-item>
      </text:list>
      <text:p text:style-name="Standard"/>
      <text:p text:style-name="P13">INSERT INTO `clientes` (`cod_cliente`, `nombre`, `clave`, `veces`) VALUES </text:p>
      <text:p text:style-name="P13">(1001, 'miguel', '123456' ,0), </text:p>
      <text:p text:style-name="P13">(1002, 'eva', 'secretoeva',2), </text:p>
      <text:p text:style-name="P13">(1003, 'luis33', 'luis34' ,1), </text:p>
      <text:p text:style-name="P14">(2000, 'jesus', 'jesus' , <text:s/>2), </text:p>
      <text:p text:style-name="P13">(1004, 'silviam','sm2323' ,3);</text:p>
      <text:p text:style-name="P13"/>
      <text:p text:style-name="P13">INSERT INTO `pedidos` (`numped`, `cod_cliente`, `producto`, `precio`) VALUES </text:p>
      <text:p text:style-name="P13">(1, <text:s/>1001, 'Zapatilla s23' , 30), </text:p>
      <text:p text:style-name="P13">(2, <text:s/>1002, 'Camisa sport' , <text:s/>20), </text:p>
      <text:p text:style-name="P13">(3, <text:s/>1002, 'Camisa green' , <text:s/>25), </text:p>
      <text:p text:style-name="P13">(4, <text:s/>1002, 'Pantalón sport' ,20), </text:p>
      <text:p text:style-name="P13">(5, <text:s/>1001, 'Camisa sport' , <text:s/>20), </text:p>
      <text:p text:style-name="P13">(6, <text:s/>1003, 'Camisa sport' , <text:s/>20), </text:p>
      <text:p text:style-name="P13">(7, <text:s/>1003, 'Zapatilla sport',10), </text:p>
      <text:p text:style-name="P13">(8, <text:s/>1004, 'Camisa sport', <text:s text:c="2"/>20), </text:p>
      <text:p text:style-name="P13">(9, <text:s/>1004, 'Forro polar', <text:s text:c="3"/>60),</text:p>
      <text:p text:style-name="P13">(10, 1003, 'Gorro color', <text:s text:c="3"/>10); </text:p>
      <text:p text:style-name="P12"/>
      <text:p text:style-name="Standard">Dentro del proyecto crearemos los siguientes archivos</text:p>
      <text:p text:style-name="P21">a<text:span text:style-name="T10">cceso.html – </text:span><text:span text:style-name="T11">Formulario HTML </text:span></text:p>
      <text:p text:style-name="P22"><text:span text:style-name="T35">control</text:span>pedido.php – <text:span text:style-name="T36">Procesa el formulario siguiendo el MVC</text:span></text:p>
      <text:p text:style-name="P22"><text:span text:style-name="T35">vista</text:span>pedidos.php – <text:span text:style-name="T36">Vista con los datos </text:span><text:span text:style-name="T37">pedidos realizados</text:span></text:p>
      <text:p text:style-name="P31">vistaerror.php <text:s text:c="3"/>– <text:s/>Vista que muestra el mensaje de error y vuelve a cargar la acceso.html</text:p>
      <text:p text:style-name="P22">AccesoDatos.php – <text:span text:style-name="T36">DAO </text:span><text:span text:style-name="T37">operariones sobre la</text:span><text:span text:style-name="T36"> <text:s/>BD</text:span></text:p>
      <text:p text:style-name="P22"><text:span text:style-name="T34">C</text:span>liente.php – <text:span text:style-name="T36">Clase cliente </text:span><text:span text:style-name="T37">DTO</text:span></text:p>
      <text:p text:style-name="P22"><text:span text:style-name="T34">P</text:span>edido.php – <text:span text:style-name="T36">Clase pedido</text:span></text:p>
      <text:p text:style-name="P2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pan text:style-name="T30">El</text:span> archivo llamado<text:span text:style-name="T10"> </text:span><text:span text:style-name="T12">acceso.html</text:span> que solicita mediante un formulario el nombre del cliente y su clave <text:s/>realizando una petición get <text:s/>a la url <text:span text:style-name="T14">controlp</text:span><text:span text:style-name="T12">edidos.</text:span><text:span text:style-name="T13">php</text:span><text:span text:style-name="T12"> </text:span><text:span text:style-name="T15">con el siguiente aspecto:</text:span></text:p>
      <text:p text:style-name="P3"/>
      <text:p text:style-name="Standard"><text:span text:style-name="T10"><text:tab/></text:span><text:span text:style-name="T21">CONTROL DE ACCESO E-COMERCIO</text:span></text:p>
      <text:p text:style-name="P8"><draw:rect text:anchor-type="paragraph" draw:z-index="1" draw:name="Forma1" draw:style-name="gr2" draw:text-style-name="P32" svg:width="2.502cm" svg:height="0.509cm" svg:x="5.002cm" svg:y="0.464cm"><text:p/></draw:rect></text:p>
      <text:p text:style-name="P8"><text:tab/>Nombre de cliente:</text:p>
      <text:p text:style-name="P8"><draw:rect text:anchor-type="paragraph" draw:z-index="0" draw:name="Forma2" draw:style-name="gr2" draw:text-style-name="P32" svg:width="2.521cm" svg:height="0.544cm" svg:x="4.965cm" svg:y="0.085cm"><text:p/></draw:rect><text:tab/>Contraseña: <text:s text:c="4"/></text:p>
      <text:p text:style-name="P8"><text:tab/><text:tab/><text:tab/></text:p>
      <text:p text:style-name="P3"><draw:rect text:anchor-type="paragraph" draw:z-index="2" draw:name="Forma3" draw:style-name="gr1" draw:text-style-name="P33" svg:width="3.209cm" svg:height="0.599cm" svg:x="2.519cm" svg:y="0.058cm"><text:p text:style-name="P32">Enviar</text:p></draw:rect><text:span text:style-name="T20"><text:tab/><text:tab/></text:span></text:p>
      <text:p text:style-name="P3"><text:span text:style-name="T20"/></text:p>
      <text:list xml:id="list3345706397" text:style-name="L5">
        <text:list-item>
          <text:p text:style-name="P27">Este <text:span text:style-name="T27">script </text:span><text:span text:style-name="T8">controlp</text:span><text:span text:style-name="T3">edidos.php</text:span> <text:span text:style-name="T25">consultará el modelo y enviará la información a la vista</text:span><text:span text:style-name="T2"> </text:span><text:span text:style-name="T8">vista</text:span><text:span text:style-name="T6">pedidos</text:span><text:span text:style-name="T2">.</text:span><text:span text:style-name="T4">php </text:span><text:span text:style-name="T25">que </text:span>mostrará un mensaje de bienvenida al usuario, mostrando a continuación <text:s/>la lista de pedidos de este cliente con <text:span text:style-name="T28">el </text:span>importe total del todos sus pedidos. En caso que el nombre del cliente y la clave no se encuentren en la base de datos <text:span text:style-name="T16">mostrará <text:s/></text:span><text:span text:style-name="T19">vistaerror.php</text:span><text:span text:style-name="T17"> con </text:span><text:span text:style-name="T16">un mensaje de error y al cabo de 4 segundo rediccionará de forma automática a la fichero </text:span><text:span text:style-name="T18">acceso.html</text:span></text:p>
        </text:list-item>
      </text:list>
      <text:p text:style-name="Standard"/>
      <text:p text:style-name="P11"><text:tab/><text:span text:style-name="T22">Bienvenido usuario: eva. <text:s/>Has entrados 3 veces en nuestra web</text:span></text:p>
      <text:p text:style-name="P9"/>
      <text:p text:style-name="P7"><text:tab/><text:span text:style-name="T1">Esta es su lista de pedidos del cliente con código 1002:</text:span></text:p>
      <text:p text:style-name="P7"/>
      <table:table table:name="Tabla8" table:style-name="Tabla8">
        <table:table-column table:style-name="Tabla8.A"/>
        <table:table-column table:style-name="Tabla8.B"/>
        <table:table-row table:style-name="TableLine93869086372288">
          <table:table-cell table:style-name="Tabla8.A1" office:value-type="string">
            <text:p text:style-name="P19">Camisa sport</text:p>
          </table:table-cell>
          <table:table-cell table:style-name="Tabla8.B1" office:value-type="float" office:value="20">
            <text:p text:style-name="P20">20</text:p>
          </table:table-cell>
        </table:table-row>
        <table:table-row table:style-name="TableLine93869045670352">
          <table:table-cell table:style-name="Tabla8.A4" office:value-type="string">
            <text:p text:style-name="P19">Pantalón sport</text:p>
          </table:table-cell>
          <table:table-cell table:style-name="Tabla8.B2" office:value-type="float" office:value="20">
            <text:p text:style-name="P20">20</text:p>
          </table:table-cell>
        </table:table-row>
        <table:table-row table:style-name="TableLine93869048029952">
          <table:table-cell table:style-name="Tabla8.A4" office:value-type="string">
            <text:p text:style-name="P19">Camisa sport</text:p>
          </table:table-cell>
          <table:table-cell table:style-name="Tabla8.B3" office:value-type="string">
            <text:p text:style-name="P20">25</text:p>
          </table:table-cell>
        </table:table-row>
        <table:table-row table:style-name="TableLine93869086496928">
          <table:table-cell table:style-name="Tabla8.A4" office:value-type="string">
            <text:p text:style-name="P16">TOTAL PEDIDOS</text:p>
          </table:table-cell>
          <table:table-cell table:style-name="Tabla8.B2" office:value-type="float" office:value="65">
            <text:p text:style-name="P20">65</text:p>
          </table:table-cell>
        </table:table-row>
      </table:table>
      <text:p text:style-name="P15"/>
      <text:p text:style-name="P17">Si el usuario existe pero no tiene pedidos solo se <text:s/>mostrará:</text:p>
      <text:p text:style-name="P17"/>
      <text:p text:style-name="P10"><text:tab/>Bienvenido usuario: <text:span text:style-name="T33">Jesús.</text:span> <text:s/>Has entrados 3 veces en nuestra web</text:p>
      <text:p text:style-name="P10"/>
      <text:p text:style-name="P18">No existen pedidos para este cliente.</text:p>
      <text:p text:style-name="Standard"/>
      <text:p text:style-name="P5">INDICACIONES</text:p>
      <text:p text:style-name="P5"/>
      <text:p text:style-name="P6">Seguir el esquema MVC <text:s/>de los ejemplos PDO (clientesplus2 / crud-usuarios)</text:p>
      <text:p text:style-name="P3"/>
      <text:p text:style-name="P4">1) <text:span text:style-name="T28">Para manejar la BD </text:span><text:span text:style-name="T34">usar PDO y </text:span><text:span text:style-name="T28">crear las clases </text:span><text:span text:style-name="T2">AccesoDatos.</text:span><text:span text:style-name="T5">php, </text:span><text:span text:style-name="T7">Cliente.php</text:span><text:span text:style-name="T2"> Pedido.</text:span><text:span text:style-name="T5">php</text:span><text:span text:style-name="T2">.</text:span></text:p>
      <text:p text:style-name="P3"/>
      <text:p text:style-name="P4">1) <text:s/>Utilizar sentencias precompiladas en la consulta de la tabla clientes para mejorar el rendimiento y la seguridad de la aplicación. </text:p>
      <text:p text:style-name="P3"/>
      <text:p text:style-name="P3"><text:span text:style-name="T24">2) </text:span>Incluir <text:span text:style-name="T23">el tratamiento de la </text:span>columna <text:span text:style-name="T1">veces</text:span> de la tabla clientes que almacena las veces que un usuario ha entrado en la aplicación. </text:p>
      <text:p text:style-name="P3"/>
      <text:p text:style-name="P3"><text:span text:style-name="T26">La aplicación debe mostrar</text:span> el número de veces que has accedido.</text:p>
      <text:p text:style-name="P3"/>
      <text:p text:style-name="P9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Math TeX Gyre" svg:font-family="'DejaVu Math TeX Gyr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22cm" fo:margin-bottom="0.982cm" fo:margin-left="0.958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lbertito </meta:initial-creator>
    <meta:creation-date>2015-02-08T19:55:59</meta:creation-date>
    <dc:date>2023-01-09T14:18:26.493031867</dc:date>
    <meta:editing-duration>PT1H2M38S</meta:editing-duration>
    <meta:editing-cycles>21</meta:editing-cycles>
    <meta:generator>LibreOffice/6.4.7.2$Linux_X86_64 LibreOffice_project/40$Build-2</meta:generator>
    <meta:document-statistic meta:table-count="1" meta:image-count="0" meta:object-count="0" meta:page-count="2" meta:paragraph-count="69" meta:word-count="515" meta:character-count="3442" meta:non-whitespace-character-count="2883"/>
  </office:meta>
</office:document-meta>
</file>